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247cm" fo:margin-top="0cm" fo:margin-bottom="0cm" table:align="center" style:writing-mode="lr-tb"/>
    </style:style>
    <style:style style:name="Table1.A" style:family="table-column">
      <style:table-column-properties style:column-width="2.03cm"/>
    </style:style>
    <style:style style:name="Table1.B" style:family="table-column">
      <style:table-column-properties style:column-width="2.028cm"/>
    </style:style>
    <style:style style:name="Table1.D" style:family="table-column">
      <style:table-column-properties style:column-width="2.032cm"/>
    </style:style>
    <style:style style:name="Table1.F" style:family="table-column">
      <style:table-column-properties style:column-width="2.034cm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background-color="#e5e5e5" fo:padding-left="0.132cm" fo:padding-right="0.123cm" fo:padding-top="0cm" fo:padding-bottom="0cm" fo:border="0.5pt solid #00000a">
        <style:background-image/>
      </style:table-cell-properties>
    </style:style>
    <style:style style:name="Table1.C1" style:family="table-cell">
      <style:table-cell-properties style:vertical-align="middle" fo:padding-left="0.132cm" fo:padding-right="0.123cm" fo:padding-top="0cm" fo:padding-bottom="0cm" fo:border="0.5pt solid #00000a"/>
    </style:style>
    <style:style style:name="Table1.E1" style:family="table-cell">
      <style:table-cell-properties style:vertical-align="middle" fo:padding-left="0.132cm" fo:padding-right="0.123cm" fo:padding-top="0cm" fo:padding-bottom="0cm" fo:border="0.5pt solid #00000a"/>
    </style:style>
    <style:style style:name="Table1.G1" style:family="table-cell">
      <style:table-cell-properties style:vertical-align="middle" fo:padding-left="0.132cm" fo:padding-right="0.123cm" fo:padding-top="0cm" fo:padding-bottom="0cm" fo:border="0.5pt solid #00000a"/>
    </style:style>
    <style:style style:name="Table1.A2" style:family="table-cell">
      <style:table-cell-properties fo:background-color="#e5e5e5" fo:padding-left="0.132cm" fo:padding-right="0.123cm" fo:padding-top="0cm" fo:padding-bottom="0cm" fo:border="0.5pt solid #00000a">
        <style:background-image/>
      </style:table-cell-properties>
    </style:style>
    <style:style style:name="Table1.B2" style:family="table-cell">
      <style:table-cell-properties fo:background-color="#e5e5e5" fo:padding-left="0.132cm" fo:padding-right="0.123cm" fo:padding-top="0cm" fo:padding-bottom="0cm" fo:border="0.5pt solid #00000a">
        <style:background-image/>
      </style:table-cell-properties>
    </style:style>
    <style:style style:name="Table1.C2" style:family="table-cell">
      <style:table-cell-properties fo:padding-left="0.132cm" fo:padding-right="0.123cm" fo:padding-top="0cm" fo:padding-bottom="0cm" fo:border="0.5pt solid #00000a"/>
    </style:style>
    <style:style style:name="Table1.D2" style:family="table-cell">
      <style:table-cell-properties fo:padding-left="0.132cm" fo:padding-right="0.123cm" fo:padding-top="0cm" fo:padding-bottom="0cm" fo:border="0.5pt solid #00000a"/>
    </style:style>
    <style:style style:name="Table1.E2" style:family="table-cell">
      <style:table-cell-properties fo:padding-left="0.132cm" fo:padding-right="0.123cm" fo:padding-top="0cm" fo:padding-bottom="0cm" fo:border="0.5pt solid #00000a"/>
    </style:style>
    <style:style style:name="Table1.F2" style:family="table-cell">
      <style:table-cell-properties fo:padding-left="0.132cm" fo:padding-right="0.123cm" fo:padding-top="0cm" fo:padding-bottom="0cm" fo:border="0.5pt solid #00000a"/>
    </style:style>
    <style:style style:name="Table1.G2" style:family="table-cell">
      <style:table-cell-properties fo:padding-left="0.132cm" fo:padding-right="0.123cm" fo:padding-top="0cm" fo:padding-bottom="0cm" fo:border="0.5pt solid #00000a"/>
    </style:style>
    <style:style style:name="Table1.H2" style:family="table-cell">
      <style:table-cell-properties fo:padding-left="0.132cm" fo:padding-right="0.123cm" fo:padding-top="0cm" fo:padding-bottom="0cm" fo:border="0.5pt solid #00000a"/>
    </style:style>
    <style:style style:name="Table1.A3" style:family="table-cell">
      <style:table-cell-properties fo:background-color="#e5e5e5" fo:padding-left="0.132cm" fo:padding-right="0.123cm" fo:padding-top="0cm" fo:padding-bottom="0cm" fo:border="0.5pt solid #00000a">
        <style:background-image/>
      </style:table-cell-properties>
    </style:style>
    <style:style style:name="Table1.B3" style:family="table-cell">
      <style:table-cell-properties fo:background-color="#e5e5e5" fo:padding-left="0.132cm" fo:padding-right="0.123cm" fo:padding-top="0cm" fo:padding-bottom="0cm" fo:border="0.5pt solid #00000a">
        <style:background-image/>
      </style:table-cell-properties>
    </style:style>
    <style:style style:name="Table1.C3" style:family="table-cell">
      <style:table-cell-properties fo:padding-left="0.132cm" fo:padding-right="0.123cm" fo:padding-top="0cm" fo:padding-bottom="0cm" fo:border="0.5pt solid #00000a"/>
    </style:style>
    <style:style style:name="Table1.D3" style:family="table-cell">
      <style:table-cell-properties fo:padding-left="0.132cm" fo:padding-right="0.123cm" fo:padding-top="0cm" fo:padding-bottom="0cm" fo:border="0.5pt solid #00000a"/>
    </style:style>
    <style:style style:name="Table1.E3" style:family="table-cell">
      <style:table-cell-properties fo:padding-left="0.132cm" fo:padding-right="0.123cm" fo:padding-top="0cm" fo:padding-bottom="0cm" fo:border="0.5pt solid #00000a"/>
    </style:style>
    <style:style style:name="Table1.F3" style:family="table-cell">
      <style:table-cell-properties fo:padding-left="0.132cm" fo:padding-right="0.123cm" fo:padding-top="0cm" fo:padding-bottom="0cm" fo:border="0.5pt solid #00000a"/>
    </style:style>
    <style:style style:name="Table1.G3" style:family="table-cell">
      <style:table-cell-properties fo:padding-left="0.132cm" fo:padding-right="0.123cm" fo:padding-top="0cm" fo:padding-bottom="0cm" fo:border="0.5pt solid #00000a"/>
    </style:style>
    <style:style style:name="Table1.H3" style:family="table-cell">
      <style:table-cell-properties fo:padding-left="0.132cm" fo:padding-right="0.123cm" fo:padding-top="0cm" fo:padding-bottom="0cm" fo:border="0.5pt solid #00000a"/>
    </style:style>
    <style:style style:name="Table1.A4" style:family="table-cell">
      <style:table-cell-properties fo:background-color="#e5e5e5" fo:padding-left="0.132cm" fo:padding-right="0.123cm" fo:padding-top="0cm" fo:padding-bottom="0cm" fo:border="0.5pt solid #00000a">
        <style:background-image/>
      </style:table-cell-properties>
    </style:style>
    <style:style style:name="Table1.B4" style:family="table-cell">
      <style:table-cell-properties fo:background-color="#e5e5e5" fo:padding-left="0.132cm" fo:padding-right="0.123cm" fo:padding-top="0cm" fo:padding-bottom="0cm" fo:border="0.5pt solid #00000a">
        <style:background-image/>
      </style:table-cell-properties>
    </style:style>
    <style:style style:name="Table1.C4" style:family="table-cell">
      <style:table-cell-properties fo:padding-left="0.132cm" fo:padding-right="0.123cm" fo:padding-top="0cm" fo:padding-bottom="0cm" fo:border="0.5pt solid #00000a"/>
    </style:style>
    <style:style style:name="Table1.D4" style:family="table-cell">
      <style:table-cell-properties fo:background-color="#e5e5e5" fo:padding-left="0.132cm" fo:padding-right="0.123cm" fo:padding-top="0cm" fo:padding-bottom="0cm" fo:border="0.5pt solid #00000a">
        <style:background-image/>
      </style:table-cell-properties>
    </style:style>
    <style:style style:name="Table1.E4" style:family="table-cell">
      <style:table-cell-properties fo:padding-left="0.132cm" fo:padding-right="0.123cm" fo:padding-top="0cm" fo:padding-bottom="0cm" fo:border="0.5pt solid #00000a"/>
    </style:style>
    <style:style style:name="Table1.F4" style:family="table-cell">
      <style:table-cell-properties fo:background-color="#e5e5e5" fo:padding-left="0.132cm" fo:padding-right="0.123cm" fo:padding-top="0cm" fo:padding-bottom="0cm" fo:border="0.5pt solid #00000a">
        <style:background-image/>
      </style:table-cell-properties>
    </style:style>
    <style:style style:name="Table1.G4" style:family="table-cell">
      <style:table-cell-properties fo:padding-left="0.132cm" fo:padding-right="0.123cm" fo:padding-top="0cm" fo:padding-bottom="0cm" fo:border="0.5pt solid #00000a"/>
    </style:style>
    <style:style style:name="Table1.H4" style:family="table-cell">
      <style:table-cell-properties fo:background-color="#e5e5e5" fo:padding-left="0.132cm" fo:padding-right="0.123cm" fo:padding-top="0cm" fo:padding-bottom="0cm" fo:border="0.5pt solid #00000a">
        <style:background-image/>
      </style:table-cell-properties>
    </style:style>
    <style:style style:name="Table2" style:family="table">
      <style:table-properties style:width="16.247cm" fo:margin-top="0cm" fo:margin-bottom="0cm" table:align="center" style:writing-mode="lr-tb"/>
    </style:style>
    <style:style style:name="Table2.A" style:family="table-column">
      <style:table-column-properties style:column-width="4.06cm"/>
    </style:style>
    <style:style style:name="Table2.B" style:family="table-column">
      <style:table-column-properties style:column-width="4.062cm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-left="0.132cm" fo:padding-right="0.123cm" fo:padding-top="0cm" fo:padding-bottom="0cm" fo:border-left="none" fo:border-right="0.5pt solid #00000a" fo:border-top="none" fo:border-bottom="none"/>
    </style:style>
    <style:style style:name="Table2.B1" style:family="table-cell">
      <style:table-cell-properties fo:background-color="#e5e5e5" fo:padding-left="0.132cm" fo:padding-right="0.123cm" fo:padding-top="0cm" fo:padding-bottom="0cm" fo:border="0.5pt solid #00000a">
        <style:background-image/>
      </style:table-cell-properties>
    </style:style>
    <style:style style:name="Table3" style:family="table">
      <style:table-properties style:width="16.247cm" fo:margin-top="0cm" fo:margin-bottom="0cm" table:align="center" style:writing-mode="lr-tb"/>
    </style:style>
    <style:style style:name="Table3.A" style:family="table-column">
      <style:table-column-properties style:column-width="2.03cm"/>
    </style:style>
    <style:style style:name="Table3.B" style:family="table-column">
      <style:table-column-properties style:column-width="2.028cm"/>
    </style:style>
    <style:style style:name="Table3.D" style:family="table-column">
      <style:table-column-properties style:column-width="2.032cm"/>
    </style:style>
    <style:style style:name="Table3.F" style:family="table-column">
      <style:table-column-properties style:column-width="2.034cm"/>
    </style:style>
    <style:style style:name="Table3.1" style:family="table-row">
      <style:table-row-properties fo:keep-together="always"/>
    </style:style>
    <style:style style:name="Table3.A1" style:family="table-cell">
      <style:table-cell-properties style:vertical-align="middle" fo:background-color="#e5e5e5" fo:padding-left="0.132cm" fo:padding-right="0.123cm" fo:padding-top="0cm" fo:padding-bottom="0cm" fo:border="0.5pt solid #00000a">
        <style:background-image/>
      </style:table-cell-properties>
    </style:style>
    <style:style style:name="Table3.C1" style:family="table-cell">
      <style:table-cell-properties style:vertical-align="middle" fo:padding-left="0.132cm" fo:padding-right="0.123cm" fo:padding-top="0cm" fo:padding-bottom="0cm" fo:border="0.5pt solid #00000a"/>
    </style:style>
    <style:style style:name="Table3.E1" style:family="table-cell">
      <style:table-cell-properties style:vertical-align="middle" fo:padding-left="0.132cm" fo:padding-right="0.123cm" fo:padding-top="0cm" fo:padding-bottom="0cm" fo:border="0.5pt solid #00000a"/>
    </style:style>
    <style:style style:name="Table3.G1" style:family="table-cell">
      <style:table-cell-properties style:vertical-align="middle" fo:padding-left="0.132cm" fo:padding-right="0.123cm" fo:padding-top="0cm" fo:padding-bottom="0cm" fo:border="0.5pt solid #00000a"/>
    </style:style>
    <style:style style:name="Table3.A2" style:family="table-cell">
      <style:table-cell-properties fo:background-color="#e5e5e5" fo:padding-left="0.132cm" fo:padding-right="0.123cm" fo:padding-top="0cm" fo:padding-bottom="0cm" fo:border="0.5pt solid #00000a">
        <style:background-image/>
      </style:table-cell-properties>
    </style:style>
    <style:style style:name="Table3.B2" style:family="table-cell">
      <style:table-cell-properties fo:background-color="#e5e5e5" fo:padding-left="0.132cm" fo:padding-right="0.123cm" fo:padding-top="0cm" fo:padding-bottom="0cm" fo:border="0.5pt solid #00000a">
        <style:background-image/>
      </style:table-cell-properties>
    </style:style>
    <style:style style:name="Table3.C2" style:family="table-cell">
      <style:table-cell-properties fo:padding-left="0.132cm" fo:padding-right="0.123cm" fo:padding-top="0cm" fo:padding-bottom="0cm" fo:border="0.5pt solid #00000a"/>
    </style:style>
    <style:style style:name="Table3.D2" style:family="table-cell">
      <style:table-cell-properties fo:padding-left="0.132cm" fo:padding-right="0.123cm" fo:padding-top="0cm" fo:padding-bottom="0cm" fo:border="0.5pt solid #00000a"/>
    </style:style>
    <style:style style:name="Table3.E2" style:family="table-cell">
      <style:table-cell-properties fo:padding-left="0.132cm" fo:padding-right="0.123cm" fo:padding-top="0cm" fo:padding-bottom="0cm" fo:border="0.5pt solid #00000a"/>
    </style:style>
    <style:style style:name="Table3.F2" style:family="table-cell">
      <style:table-cell-properties fo:padding-left="0.132cm" fo:padding-right="0.123cm" fo:padding-top="0cm" fo:padding-bottom="0cm" fo:border="0.5pt solid #00000a"/>
    </style:style>
    <style:style style:name="Table3.G2" style:family="table-cell">
      <style:table-cell-properties fo:padding-left="0.132cm" fo:padding-right="0.123cm" fo:padding-top="0cm" fo:padding-bottom="0cm" fo:border="0.5pt solid #00000a"/>
    </style:style>
    <style:style style:name="Table3.H2" style:family="table-cell">
      <style:table-cell-properties fo:padding-left="0.132cm" fo:padding-right="0.123cm" fo:padding-top="0cm" fo:padding-bottom="0cm" fo:border="0.5pt solid #00000a"/>
    </style:style>
    <style:style style:name="Table3.A3" style:family="table-cell">
      <style:table-cell-properties fo:background-color="#e5e5e5" fo:padding-left="0.132cm" fo:padding-right="0.123cm" fo:padding-top="0cm" fo:padding-bottom="0cm" fo:border="0.5pt solid #00000a">
        <style:background-image/>
      </style:table-cell-properties>
    </style:style>
    <style:style style:name="Table3.B3" style:family="table-cell">
      <style:table-cell-properties fo:background-color="#e5e5e5" fo:padding-left="0.132cm" fo:padding-right="0.123cm" fo:padding-top="0cm" fo:padding-bottom="0cm" fo:border="0.5pt solid #00000a">
        <style:background-image/>
      </style:table-cell-properties>
    </style:style>
    <style:style style:name="Table3.C3" style:family="table-cell">
      <style:table-cell-properties fo:padding-left="0.132cm" fo:padding-right="0.123cm" fo:padding-top="0cm" fo:padding-bottom="0cm" fo:border="0.5pt solid #00000a"/>
    </style:style>
    <style:style style:name="Table3.D3" style:family="table-cell">
      <style:table-cell-properties fo:padding-left="0.132cm" fo:padding-right="0.123cm" fo:padding-top="0cm" fo:padding-bottom="0cm" fo:border="0.5pt solid #00000a"/>
    </style:style>
    <style:style style:name="Table3.E3" style:family="table-cell">
      <style:table-cell-properties fo:padding-left="0.132cm" fo:padding-right="0.123cm" fo:padding-top="0cm" fo:padding-bottom="0cm" fo:border="0.5pt solid #00000a"/>
    </style:style>
    <style:style style:name="Table3.F3" style:family="table-cell">
      <style:table-cell-properties fo:padding-left="0.132cm" fo:padding-right="0.123cm" fo:padding-top="0cm" fo:padding-bottom="0cm" fo:border="0.5pt solid #00000a"/>
    </style:style>
    <style:style style:name="Table3.G3" style:family="table-cell">
      <style:table-cell-properties fo:padding-left="0.132cm" fo:padding-right="0.123cm" fo:padding-top="0cm" fo:padding-bottom="0cm" fo:border="0.5pt solid #00000a"/>
    </style:style>
    <style:style style:name="Table3.H3" style:family="table-cell">
      <style:table-cell-properties fo:padding-left="0.132cm" fo:padding-right="0.123cm" fo:padding-top="0cm" fo:padding-bottom="0cm" fo:border="0.5pt solid #00000a"/>
    </style:style>
    <style:style style:name="Table3.A4" style:family="table-cell">
      <style:table-cell-properties fo:background-color="#e5e5e5" fo:padding-left="0.132cm" fo:padding-right="0.123cm" fo:padding-top="0cm" fo:padding-bottom="0cm" fo:border="0.5pt solid #00000a">
        <style:background-image/>
      </style:table-cell-properties>
    </style:style>
    <style:style style:name="Table3.B4" style:family="table-cell">
      <style:table-cell-properties fo:background-color="#e5e5e5" fo:padding-left="0.132cm" fo:padding-right="0.123cm" fo:padding-top="0cm" fo:padding-bottom="0cm" fo:border="0.5pt solid #00000a">
        <style:background-image/>
      </style:table-cell-properties>
    </style:style>
    <style:style style:name="Table3.C4" style:family="table-cell">
      <style:table-cell-properties fo:padding-left="0.132cm" fo:padding-right="0.123cm" fo:padding-top="0cm" fo:padding-bottom="0cm" fo:border="0.5pt solid #00000a"/>
    </style:style>
    <style:style style:name="Table3.D4" style:family="table-cell">
      <style:table-cell-properties fo:background-color="#e5e5e5" fo:padding-left="0.132cm" fo:padding-right="0.123cm" fo:padding-top="0cm" fo:padding-bottom="0cm" fo:border="0.5pt solid #00000a">
        <style:background-image/>
      </style:table-cell-properties>
    </style:style>
    <style:style style:name="Table3.E4" style:family="table-cell">
      <style:table-cell-properties fo:padding-left="0.132cm" fo:padding-right="0.123cm" fo:padding-top="0cm" fo:padding-bottom="0cm" fo:border="0.5pt solid #00000a"/>
    </style:style>
    <style:style style:name="Table3.F4" style:family="table-cell">
      <style:table-cell-properties fo:background-color="#e5e5e5" fo:padding-left="0.132cm" fo:padding-right="0.123cm" fo:padding-top="0cm" fo:padding-bottom="0cm" fo:border="0.5pt solid #00000a">
        <style:background-image/>
      </style:table-cell-properties>
    </style:style>
    <style:style style:name="Table3.G4" style:family="table-cell">
      <style:table-cell-properties fo:padding-left="0.132cm" fo:padding-right="0.123cm" fo:padding-top="0cm" fo:padding-bottom="0cm" fo:border="0.5pt solid #00000a"/>
    </style:style>
    <style:style style:name="Table3.H4" style:family="table-cell">
      <style:table-cell-properties fo:background-color="#e5e5e5" fo:padding-left="0.132cm" fo:padding-right="0.123cm" fo:padding-top="0cm" fo:padding-bottom="0cm" fo:border="0.5pt solid #00000a">
        <style:background-image/>
      </style:table-cell-properties>
    </style:style>
    <style:style style:name="Table4" style:family="table">
      <style:table-properties style:width="16.247cm" fo:margin-top="0cm" fo:margin-bottom="0cm" table:align="center" style:writing-mode="lr-tb"/>
    </style:style>
    <style:style style:name="Table4.A" style:family="table-column">
      <style:table-column-properties style:column-width="4.06cm"/>
    </style:style>
    <style:style style:name="Table4.B" style:family="table-column">
      <style:table-column-properties style:column-width="4.062cm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-left="0.132cm" fo:padding-right="0.123cm" fo:padding-top="0cm" fo:padding-bottom="0cm" fo:border-left="none" fo:border-right="0.5pt solid #00000a" fo:border-top="none" fo:border-bottom="none"/>
    </style:style>
    <style:style style:name="Table4.B1" style:family="table-cell">
      <style:table-cell-properties fo:background-color="#e5e5e5" fo:padding-left="0.132cm" fo:padding-right="0.123cm" fo:padding-top="0cm" fo:padding-bottom="0cm" fo:border="0.5pt solid #00000a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loext:graphic-properties draw:fill="solid" draw:fill-color="#c0c0c0"/>
      <style:paragraph-properties fo:text-align="center" style:justify-single-word="false" fo:background-color="#c0c0c0"/>
    </style:style>
    <style:style style:name="P3" style:family="paragraph" style:parent-style-name="Standard">
      <loext:graphic-properties draw:fill="solid" draw:fill-color="#00ccff"/>
      <style:paragraph-properties fo:text-align="center" style:justify-single-word="false" fo:background-color="#00ccff"/>
    </style:style>
    <style:style style:name="P4" style:family="paragraph" style:parent-style-name="Standard">
      <loext:graphic-properties draw:fill="solid" draw:fill-color="#ccffff"/>
      <style:paragraph-properties fo:text-align="center" style:justify-single-word="false" fo:background-color="#ccffff"/>
    </style:style>
    <style:style style:name="P5" style:family="paragraph" style:parent-style-name="Standard">
      <style:paragraph-properties fo:text-align="justify" style:justify-single-word="false"/>
      <style:text-properties fo:font-size="13pt" style:font-size-asian="13pt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loext:graphic-properties draw:fill="solid" draw:fill-color="#ffcc99"/>
      <style:paragraph-properties fo:text-align="justify" style:justify-single-word="false" fo:background-color="#ffcc99"/>
    </style:style>
    <style:style style:name="P8" style:family="paragraph" style:parent-style-name="Standard">
      <loext:graphic-properties draw:fill="solid" draw:fill-color="#ccffcc"/>
      <style:paragraph-properties fo:text-align="justify" style:justify-single-word="false" fo:background-color="#ccffcc"/>
    </style:style>
    <style:style style:name="P9" style:family="paragraph" style:parent-style-name="Standard" style:list-style-name="WWNum1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fo:language="fr" fo:country="BE"/>
    </style:style>
    <style:style style:name="P11" style:family="paragraph" style:parent-style-name="Standard">
      <loext:graphic-properties draw:fill="solid" draw:fill-color="#ccffcc"/>
      <style:paragraph-properties fo:text-align="justify" style:justify-single-word="false" fo:background-color="#ccffcc"/>
      <style:text-properties fo:language="fr" fo:country="BE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Standard">
      <style:paragraph-properties fo:text-align="justify" style:justify-single-word="false"/>
      <style:text-properties fo:language="en" fo:country="GB"/>
    </style:style>
    <style:style style:name="P14" style:family="paragraph" style:parent-style-name="Standard">
      <loext:graphic-properties draw:fill="solid" draw:fill-color="#ccffcc"/>
      <style:paragraph-properties fo:text-align="justify" style:justify-single-word="false" fo:background-color="#ccffcc"/>
      <style:text-properties fo:language="en" fo:country="GB"/>
    </style:style>
    <style:style style:name="P15" style:family="paragraph" style:parent-style-name="Standard">
      <style:paragraph-properties fo:text-align="justify" style:justify-single-word="false"/>
      <style:text-properties fo:language="de" fo:country="DE"/>
    </style:style>
    <style:style style:name="P16" style:family="paragraph" style:parent-style-name="Standard">
      <loext:graphic-properties draw:fill="solid" draw:fill-color="#ccffcc"/>
      <style:paragraph-properties fo:text-align="justify" style:justify-single-word="false" fo:background-color="#ccffcc"/>
      <style:text-properties fo:language="de" fo:country="DE"/>
    </style:style>
    <style:style style:name="P17" style:family="paragraph" style:parent-style-name="Standard">
      <style:paragraph-properties fo:text-align="justify" style:justify-single-word="false"/>
      <style:text-properties fo:language="en" fo:country="US"/>
    </style:style>
    <style:style style:name="P18" style:family="paragraph" style:parent-style-name="Standard">
      <loext:graphic-properties draw:fill="solid" draw:fill-color="#ccffcc"/>
      <style:paragraph-properties fo:text-align="justify" style:justify-single-word="false" fo:background-color="#ccffcc"/>
      <style:text-properties fo:language="en" fo:country="US"/>
    </style:style>
    <style:style style:name="P19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a"/>
    </style:style>
    <style:style style:name="P20" style:family="paragraph" style:parent-style-name="Standard">
      <loext:graphic-properties draw:fill="solid" draw:fill-color="#00ffff"/>
      <style:paragraph-properties fo:text-align="center" style:justify-single-word="false" fo:background-color="#00ffff" fo:padding-left="0.141cm" fo:padding-right="0.141cm" fo:padding-top="0.035cm" fo:padding-bottom="0.035cm" fo:border="0.51pt solid #00000a"/>
    </style:style>
    <style:style style:name="P21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a"/>
      <style:text-properties fo:font-size="7pt" style:font-size-asian="7pt"/>
    </style:style>
    <style:style style:name="P22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a"/>
    </style:style>
    <style:style style:name="P23" style:family="paragraph" style:parent-style-name="Standard">
      <loext:graphic-properties draw:fill="solid" draw:fill-color="#ffcc99"/>
      <style:paragraph-properties fo:text-align="justify" style:justify-single-word="false" fo:background-color="#ffcc99" fo:padding-left="0.141cm" fo:padding-right="0.141cm" fo:padding-top="0.035cm" fo:padding-bottom="0.035cm" fo:border="0.51pt solid #00000a"/>
    </style:style>
    <style:style style:name="P24" style:family="paragraph" style:parent-style-name="Standard">
      <loext:graphic-properties draw:fill="solid" draw:fill-color="#ccffcc"/>
      <style:paragraph-properties fo:text-align="justify" style:justify-single-word="false" fo:background-color="#ccffcc" fo:padding-left="0.141cm" fo:padding-right="0.141cm" fo:padding-top="0.035cm" fo:padding-bottom="0.035cm" fo:border="0.51pt solid #00000a"/>
    </style:style>
    <style:style style:name="P25" style:family="paragraph" style:parent-style-name="Standard">
      <loext:graphic-properties draw:fill="solid" draw:fill-color="#e5e5e5"/>
      <style:paragraph-properties fo:text-align="justify" style:justify-single-word="false" fo:background-color="#e5e5e5" fo:padding-left="0.141cm" fo:padding-right="0.141cm" fo:padding-top="0.035cm" fo:padding-bottom="0.035cm" fo:border="0.51pt solid #00000a"/>
    </style:style>
    <style:style style:name="P26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a"/>
      <style:text-properties fo:language="fr" fo:country="BE"/>
    </style:style>
    <style:style style:name="P27" style:family="paragraph" style:parent-style-name="Standard" style:master-page-name="Standard">
      <loext:graphic-properties draw:fill="solid" draw:fill-color="#ffcc00"/>
      <style:paragraph-properties fo:text-align="center" style:justify-single-word="false" style:page-number="auto" fo:background-color="#ffcc00"/>
    </style:style>
    <style:style style:name="T1" style:family="text">
      <style:text-properties style:font-name="Arial Narrow" fo:font-size="15pt" fo:font-weight="bold" style:font-size-asian="15pt" style:font-weight-asian="bold" style:font-weight-complex="bold"/>
    </style:style>
    <style:style style:name="T2" style:family="text">
      <style:text-properties style:font-name="Arial Narrow" fo:font-size="8pt" fo:language="fr" fo:country="BE" style:font-size-asian="8pt"/>
    </style:style>
    <style:style style:name="T3" style:family="text">
      <style:text-properties fo:font-size="13pt" style:text-underline-style="solid" style:text-underline-width="auto" style:text-underline-color="font-color" fo:font-weight="bold" style:font-size-asian="13pt" style:font-weight-asian="bold" style:font-weight-complex="bold"/>
    </style:style>
    <style:style style:name="T4" style:family="text">
      <style:text-properties fo:font-size="13pt" fo:font-weight="bold" style:font-size-asian="13pt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language="fr" fo:country="BE"/>
    </style:style>
    <style:style style:name="T8" style:family="text">
      <style:text-properties fo:language="en" fo:country="GB"/>
    </style:style>
    <style:style style:name="T9" style:family="text">
      <style:text-properties fo:language="nl" fo:country="N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ff0000" style:font-name="Arial Narrow" fo:font-size="15pt" fo:font-weight="bold" style:font-size-asian="15pt" style:font-weight-asian="bold" style:font-weight-complex="bold"/>
    </style:style>
    <style:style style:name="T12" style:family="text">
      <style:text-properties fo:color="#ff6600" fo:font-weight="bold" style:font-weight-asian="bold" style:font-weight-complex="bold"/>
    </style:style>
    <style:style style:name="T13" style:family="text">
      <style:text-properties fo:language="de" fo:country="DE"/>
    </style:style>
    <style:style style:name="T14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T1">453---SYSTEME D'EXPLOITATION - e-learning - Séquence 19</text:span></text:p>
      <text:p text:style-name="P2"><text:span text:style-name="T1">Utilisateurs, groupes et droits – 2</text:span></text:p>
      <text:p text:style-name="P5"/>
      <text:p text:style-name="P19"><text:span text:style-name="T3">Légende</text:span><text:span text:style-name="T4"> :</text:span></text:p>
      <text:p text:style-name="P21"/>
      <text:p text:style-name="P22">Explications sur fond blanc</text:p>
      <text:p text:style-name="P23">Exercice à accomplir sur fond rouge clair</text:p>
      <text:p text:style-name="P24">Une ou plusieurs solutions possibles pour accomplir l’exercice sur fond vert clair</text:p>
      <text:p text:style-name="P6"/>
      <text:p text:style-name="P6"><text:bookmark text:name="_GoBack"/></text:p>
      <text:p text:style-name="P6"/>
      <text:p text:style-name="P6">Dans un système Linux, chaque fichier (au sens large : fichier ordinaire, répertoire, etc.) est assorti de droits précisant les utilisateurs et les groupes d’utilisateurs qui sont habilités à y accéder, et de quelle façon.</text:p>
      <text:p text:style-name="P6"/>
      <text:p text:style-name="P6">Les <text:span text:style-name="T5">catégories d’utilisateurs</text:span>, reconnues par le noyau de Linux, sont :</text:p>
      <text:p text:style-name="P6"/>
      <text:p text:style-name="P6"><text:span text:style-name="T7">u<text:tab/>user<text:tab/>(PROPRIETAIRE du fichier)</text:span></text:p>
      <text:p text:style-name="P6"><text:span text:style-name="T7">g<text:tab/>group<text:tab/>(GROUPE auquel est affilié le fichier)</text:span></text:p>
      <text:p text:style-name="P6"><text:span text:style-name="T7">o<text:tab/>other<text:tab/>(AUTRES utilisateurs)</text:span></text:p>
      <text:p text:style-name="P10"/>
      <text:p text:style-name="P6"><text:span text:style-name="T7">a<text:tab/>all<text:tab/>(TOUS les utilisateurs)</text:span></text:p>
      <text:p text:style-name="P10"/>
      <text:p text:style-name="P6">Les <text:span text:style-name="T5">droits</text:span>, reconnus par le noyau de Linux, sont :</text:p>
      <text:p text:style-name="P6"/>
      <text:p text:style-name="P6">r<text:tab/>read</text:p>
      <text:p text:style-name="P6">w<text:tab/>write<text:tab/><text:tab/>(création et suppression d’entrées, dans le cas d’un répertoire)</text:p>
      <text:p text:style-name="P6">x<text:tab/>execute<text:tab/>(accès aux fichiers, dans le cas d’un répertoire)</text:p>
      <text:p text:style-name="P6"/>
      <text:p text:style-name="P25">s<text:tab/>SUID (Set-UID : appliqué à un <text:span text:style-name="T5">fichier binaire exécutable</text:span> : <text:span text:style-name="T5">tout utilisateur ayant le droit de l’exécuter reçoit alors les mêmes droits que le propriétaire de ce fichier en ce qui concerne les accès réalisés lors de cette exécution</text:span>)</text:p>
      <text:p text:style-name="P6"/>
      <text:p text:style-name="P25">s<text:tab/>SGID (Set-GID : appliqué à un <text:span text:style-name="T5">fichier binaire exécutable</text:span> : <text:span text:style-name="T5">tout utilisateur ayant le droit de l’exécuter reçoit alors les mêmes droits que le groupe de ce fichier en ce qui concerne les accès réalisés lors de cette exécution</text:span>)</text:p>
      <text:p text:style-name="P6"/>
      <text:p text:style-name="P25">s<text:tab/>SGID (Set-GID : appliqué à un <text:span text:style-name="T5">répertoire</text:span> : <text:span text:style-name="T5">tout fichier créé dans ce répertoire reçoit alors comme groupe le groupe de ce répertoire</text:span>)</text:p>
      <text:p text:style-name="P6"/>
      <text:p text:style-name="P25">t<text:tab/>sticky bit (appliqué à un <text:span text:style-name="T5">répertoire</text:span> accessible en écriture à plusieurs utilisateurs : à part le propriétaire du répertoire, <text:span text:style-name="T5">il faut alors être propriétaire d’un fichier qui y réside pour avoir le droit de le détruire</text:span>)</text:p>
      <text:p text:style-name="P6"/>
      <text:p text:style-name="P6"><text:span text:style-name="T5">Valeurs octales</text:span> des droits :</text:p>
      <text:p text:style-name="P6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A"/>
        <table:table-column table:style-name="Table1.F"/>
        <table:table-column table:style-name="Table1.A"/>
        <table:table-column table:style-name="Table1.D"/>
        <table:table-row table:style-name="Table1.1">
          <table:table-cell table:style-name="Table1.A1" table:number-columns-spanned="2" office:value-type="string">
            <text:p text:style-name="P1"><text:span text:style-name="T2">Endossement ou sticky bit</text:span></text:p>
          </table:table-cell>
          <table:covered-table-cell/>
          <table:table-cell table:style-name="Table1.C1" table:number-columns-spanned="2" office:value-type="string">
            <text:p text:style-name="P1"><text:span text:style-name="T8">user</text:span></text:p>
          </table:table-cell>
          <table:covered-table-cell/>
          <table:table-cell table:style-name="Table1.E1" table:number-columns-spanned="2" office:value-type="string">
            <text:p text:style-name="P1"><text:span text:style-name="T8">group</text:span></text:p>
          </table:table-cell>
          <table:covered-table-cell/>
          <table:table-cell table:style-name="Table1.G1" table:number-columns-spanned="2" office:value-type="string">
            <text:p text:style-name="P1"><text:span text:style-name="T8">other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12"><text:span text:style-name="T8">4000</text:span></text:p>
          </table:table-cell>
          <table:table-cell table:style-name="Table1.B2" office:value-type="string">
            <text:p text:style-name="P6"><text:span text:style-name="T8">SUID</text:span></text:p>
          </table:table-cell>
          <table:table-cell table:style-name="Table1.C2" office:value-type="string">
            <text:p text:style-name="P12"><text:span text:style-name="T8">400</text:span></text:p>
          </table:table-cell>
          <table:table-cell table:style-name="Table1.D2" office:value-type="string">
            <text:p text:style-name="P6"><text:span text:style-name="T8">r</text:span></text:p>
          </table:table-cell>
          <table:table-cell table:style-name="Table1.E2" office:value-type="string">
            <text:p text:style-name="P12"><text:span text:style-name="T8">40</text:span></text:p>
          </table:table-cell>
          <table:table-cell table:style-name="Table1.F2" office:value-type="string">
            <text:p text:style-name="P6"><text:span text:style-name="T8">r</text:span></text:p>
          </table:table-cell>
          <table:table-cell table:style-name="Table1.G2" office:value-type="string">
            <text:p text:style-name="P12"><text:span text:style-name="T8">4</text:span></text:p>
          </table:table-cell>
          <table:table-cell table:style-name="Table1.H2" office:value-type="string">
            <text:p text:style-name="P6"><text:span text:style-name="T8">r</text:span></text:p>
          </table:table-cell>
        </table:table-row>
        <text:soft-page-break/>
        <table:table-row table:style-name="Table1.1">
          <table:table-cell table:style-name="Table1.A3" office:value-type="string">
            <text:p text:style-name="P12"><text:span text:style-name="T9">2000</text:span></text:p>
          </table:table-cell>
          <table:table-cell table:style-name="Table1.B3" office:value-type="string">
            <text:p text:style-name="P6"><text:span text:style-name="T9">SGID</text:span></text:p>
          </table:table-cell>
          <table:table-cell table:style-name="Table1.C3" office:value-type="string">
            <text:p text:style-name="P12"><text:span text:style-name="T9">200</text:span></text:p>
          </table:table-cell>
          <table:table-cell table:style-name="Table1.D3" office:value-type="string">
            <text:p text:style-name="P6"><text:span text:style-name="T9">w</text:span></text:p>
          </table:table-cell>
          <table:table-cell table:style-name="Table1.E3" office:value-type="string">
            <text:p text:style-name="P12"><text:span text:style-name="T9">20</text:span></text:p>
          </table:table-cell>
          <table:table-cell table:style-name="Table1.F3" office:value-type="string">
            <text:p text:style-name="P6"><text:span text:style-name="T9">w</text:span></text:p>
          </table:table-cell>
          <table:table-cell table:style-name="Table1.G3" office:value-type="string">
            <text:p text:style-name="P12"><text:span text:style-name="T8">2</text:span></text:p>
          </table:table-cell>
          <table:table-cell table:style-name="Table1.H3" office:value-type="string">
            <text:p text:style-name="P6"><text:span text:style-name="T8">w</text:span></text:p>
          </table:table-cell>
        </table:table-row>
        <table:table-row table:style-name="Table1.1">
          <table:table-cell table:style-name="Table1.A4" office:value-type="string">
            <text:p text:style-name="P12"><text:span text:style-name="T8">1000</text:span></text:p>
          </table:table-cell>
          <table:table-cell table:style-name="Table1.B4" office:value-type="string">
            <text:p text:style-name="P6"><text:span text:style-name="T8">sticky bit</text:span></text:p>
          </table:table-cell>
          <table:table-cell table:style-name="Table1.C4" office:value-type="string">
            <text:p text:style-name="P12"><text:span text:style-name="T8">100</text:span></text:p>
          </table:table-cell>
          <table:table-cell table:style-name="Table1.D4" office:value-type="string">
            <text:p text:style-name="P6"><text:span text:style-name="T8">x <text:s text:c="2"/>(1)</text:span></text:p>
          </table:table-cell>
          <table:table-cell table:style-name="Table1.E4" office:value-type="string">
            <text:p text:style-name="P12"><text:span text:style-name="T8">10</text:span></text:p>
          </table:table-cell>
          <table:table-cell table:style-name="Table1.F4" office:value-type="string">
            <text:p text:style-name="P6"><text:span text:style-name="T8">x <text:s text:c="2"/>(2)</text:span></text:p>
          </table:table-cell>
          <table:table-cell table:style-name="Table1.G4" office:value-type="string">
            <text:p text:style-name="P12"><text:span text:style-name="T8">1</text:span></text:p>
          </table:table-cell>
          <table:table-cell table:style-name="Table1.H4" office:value-type="string">
            <text:p text:style-name="P6"><text:span text:style-name="T8">x <text:s text:c="2"/>(3)</text:span></text:p>
          </table:table-cell>
        </table:table-row>
      </table:table>
      <text:p text:style-name="P13"/>
      <table:table table:name="Table2" table:style-name="Table2">
        <table:table-column table:style-name="Table2.A"/>
        <table:table-column table:style-name="Table2.B" table:number-columns-repeated="2"/>
        <table:table-column table:style-name="Table2.A"/>
        <table:table-row table:style-name="Table2.1">
          <table:table-cell table:style-name="Table2.A1" office:value-type="string">
            <text:p text:style-name="P13"/>
          </table:table-cell>
          <table:table-cell table:style-name="Table2.B1" office:value-type="string">
            <text:p text:style-name="P6"><text:span text:style-name="T8">(1)<text:tab/>s=SUID+x</text:span></text:p>
            <text:p text:style-name="P6"><text:span text:style-name="T8"><text:tab/>S=SUID</text:span></text:p>
          </table:table-cell>
          <table:table-cell table:style-name="Table2.B1" office:value-type="string">
            <text:p text:style-name="P6"><text:span text:style-name="T9">(2)<text:tab/>s=SGID+x</text:span></text:p>
            <text:p text:style-name="P6"><text:span text:style-name="T9"><text:tab/>S=SGID</text:span></text:p>
          </table:table-cell>
          <table:table-cell table:style-name="Table2.B1" office:value-type="string">
            <text:p text:style-name="P6"><text:span text:style-name="T8">(3)<text:tab/>t=sticky bit+x</text:span></text:p>
            <text:p text:style-name="P6"><text:span text:style-name="T8"><text:tab/>T=sticky bit</text:span></text:p>
          </table:table-cell>
        </table:table-row>
      </table:table>
      <text:p text:style-name="P13"/>
      <text:p text:style-name="P13"/>
      <text:p text:style-name="P13"/>
      <text:p text:style-name="P1"><text:span text:style-name="T6">Quelques commandes</text:span><text:span text:style-name="T10"> :</text:span></text:p>
      <text:p text:style-name="P6"/>
      <text:p text:style-name="P6"/>
      <text:p text:style-name="P6"/>
      <text:p text:style-name="P22">CHFN(1)</text:p>
      <text:p text:style-name="P22"/>
      <text:p text:style-name="P22">NOM</text:p>
      <text:p text:style-name="P22"><text:s text:c="7"/>chfn - Modifier le nom complet et les informations associées à un utilisateur</text:p>
      <text:p text:style-name="P22"/>
      <text:p text:style-name="P22">SYNOPSIS</text:p>
      <text:p text:style-name="P22"><text:s text:c="7"/>chfn [options] [LOGIN]</text:p>
      <text:p text:style-name="P22"/>
      <text:p text:style-name="P22">DESCRIPTION</text:p>
      <text:p text:style-name="P22"><text:s text:c="7"/>La commande chfn modifie le nom complet d'un utilisateur, son numéro de bureau,</text:p>
      <text:p text:style-name="P22"><text:s text:c="7"/>son numéro de téléphone professionnel, son extension, et son numéro de</text:p>
      <text:p text:style-name="P22"><text:s text:c="7"/>téléphone personnel. Ces informations sont généralement affichées par finger(1)</text:p>
      <text:p text:style-name="P22"><text:s text:c="7"/>ou d'autres programmes similaires. Un utilisateur normal ne peut modifier que</text:p>
      <text:p text:style-name="P22"><text:s text:c="7"/>les informations associées à son propre compte, avec les restrictions précisées</text:p>
      <text:p text:style-name="P22"><text:s text:c="7"/>dans /etc/login.defs. (Par défaut, les utilisateurs ne peuvent pas modifier</text:p>
      <text:p text:style-name="P22"><text:s text:c="7"/>leur nom complet).</text:p>
      <text:p text:style-name="P6"/>
      <text:p text:style-name="P6"/>
      <text:p text:style-name="P6"/>
      <text:p text:style-name="P22">CHSH(1)</text:p>
      <text:p text:style-name="P22"/>
      <text:p text:style-name="P22">NOM</text:p>
      <text:p text:style-name="P22"><text:s text:c="7"/>chsh - Changer l'interpréteur de commandes initial</text:p>
      <text:p text:style-name="P22"/>
      <text:p text:style-name="P22">SYNOPSIS</text:p>
      <text:p text:style-name="P22"><text:s text:c="7"/>chsh [options] [LOGIN]</text:p>
      <text:p text:style-name="P22"/>
      <text:p text:style-name="P22">DESCRIPTION</text:p>
      <text:p text:style-name="P22"><text:s text:c="7"/>La commande chsh modifie l'interpréteur de commandes initial (« login shell »)</text:p>
      <text:p text:style-name="P22"><text:s text:c="7"/>de l'utilisateur qui sera invoqué lors des connexions de l'utilisateur. Un utilisateur</text:p>
      <text:p text:style-name="P22"><text:s text:c="7"/>normal ne peut changer que l'interpréteur initial associé à son propre compte. Le</text:p>
      <text:p text:style-name="P22"><text:s text:c="7"/>superutilisateur peut changer l'interpréteur initial de n'importe quel compte.</text:p>
      <text:p text:style-name="P10"/>
      <text:p text:style-name="P10"/>
      <text:p text:style-name="P10"/>
      <text:p text:style-name="P22"><text:span text:style-name="T7">LS(1)</text:span></text:p>
      <text:p text:style-name="P26"/>
      <text:p text:style-name="P22"><text:soft-page-break/>NOM</text:p>
      <text:p text:style-name="P22"><text:s text:c="7"/>ls - Afficher le contenu de répertoires</text:p>
      <text:p text:style-name="P22"/>
      <text:p text:style-name="P22">SYNOPSIS</text:p>
      <text:p text:style-name="P22"><text:s text:c="7"/>ls [OPTION]... [FICHIER]...</text:p>
      <text:p text:style-name="P22"/>
      <text:p text:style-name="P22">DESCRIPTION</text:p>
      <text:p text:style-name="P22"><text:s text:c="7"/>Afficher les informations des FICHIERs (du répertoire courant par défaut).</text:p>
      <text:p text:style-name="P22"><text:s text:c="7"/>Les entrées sont triées alphabétiquement si aucune des options</text:p>
      <text:p text:style-name="P22"><text:s text:c="7"/>-cftuvSUX ou --sort n'est indiquée.</text:p>
      <text:p text:style-name="P6"/>
      <text:p text:style-name="P6"/>
      <text:p text:style-name="P6"/>
      <text:p text:style-name="P22">CHOWN(1)</text:p>
      <text:p text:style-name="P22"/>
      <text:p text:style-name="P22">NOM</text:p>
      <text:p text:style-name="P22"><text:s text:c="7"/>chown - Modifier le propriétaire et/ou le groupe d'un fichier</text:p>
      <text:p text:style-name="P22"/>
      <text:p text:style-name="P22"><text:span text:style-name="T7">SYNOPSIS</text:span></text:p>
      <text:p text:style-name="P22"><text:span text:style-name="T7"><text:s text:c="7"/>chown [OPTION]... </text:span>[PROPRIÉTAIRE][:[GROUPE]] FICHIER...</text:p>
      <text:p text:style-name="P22"><text:s text:c="7"/>chown [OPTION]... --reference=FICHIER-R FICHIER...</text:p>
      <text:p text:style-name="P22"/>
      <text:p text:style-name="P22">DESCRIPTION</text:p>
      <text:p text:style-name="P22"><text:s text:c="7"/>Le programme chown modifie le propriétaire et/ou le groupe propriétaire de chacun</text:p>
      <text:p text:style-name="P22"><text:s text:c="7"/>des fichiers indiqués. Si seul un propriétaire (un nom d'utilisateur ou un</text:p>
      <text:p text:style-name="P22"><text:s text:c="7"/>identifiant numérique) est spécifié, celui-ci devient le propriétaire des fichiers</text:p>
      <text:p text:style-name="P22"><text:s text:c="7"/>donnés, mais les groupes de ces fichiers ne sont pas modifiés.</text:p>
      <text:p text:style-name="P6"/>
      <text:p text:style-name="P6"/>
      <text:p text:style-name="P6"/>
      <text:p text:style-name="P22">CHGRP(1)</text:p>
      <text:p text:style-name="P22"/>
      <text:p text:style-name="P22">NOM</text:p>
      <text:p text:style-name="P22"><text:s text:c="7"/>chgrp - Changer le groupe propriétaire d'un fichier</text:p>
      <text:p text:style-name="P22"/>
      <text:p text:style-name="P22">SYNOPSIS</text:p>
      <text:p text:style-name="P22"><text:s text:c="7"/>chgrp [OPTION]... GROUPE FICHIER...</text:p>
      <text:p text:style-name="P22"><text:s text:c="7"/>chgrp [OPTION]... --reference=FICHIER-R FICHIER...</text:p>
      <text:p text:style-name="P22"/>
      <text:p text:style-name="P22">DESCRIPTION</text:p>
      <text:p text:style-name="P22"><text:s text:c="7"/>Changer le groupe d'appartenance de chaque FICHIER en GROUPE. Avec l'option</text:p>
      <text:p text:style-name="P22"><text:s text:c="7"/>--reference, modifier le groupe de chaque fichier en celui de FICHIER-R.</text:p>
      <text:p text:style-name="P6"/>
      <text:p text:style-name="P6"/>
      <text:p text:style-name="P6"/>
      <text:p text:style-name="P22">CHMOD(1)</text:p>
      <text:p text:style-name="P22"/>
      <text:p text:style-name="P22">NOM</text:p>
      <text:p text:style-name="P22"><text:s text:c="7"/>chmod - Modifier les bits de comportement (droits ou permissions, etc.) de fichier</text:p>
      <text:p text:style-name="P22"><text:soft-page-break/></text:p>
      <text:p text:style-name="P22">SYNOPSIS</text:p>
      <text:p text:style-name="P22"><text:s text:c="7"/>chmod [OPTION]... MODE[,MODE]... FICHIER...</text:p>
      <text:p text:style-name="P22"><text:s text:c="7"/>chmod [OPTION]... MODE-OCTAL FICHIER</text:p>
      <text:p text:style-name="P22"><text:s text:c="7"/>chmod [OPTION]... --reference=FICHIER-R FICHIER</text:p>
      <text:p text:style-name="P22"/>
      <text:p text:style-name="P22">DESCRIPTION</text:p>
      <text:p text:style-name="P22"><text:s text:c="7"/>Le programme chmod modifie les bits de comportement (droits ou permissions, etc.)</text:p>
      <text:p text:style-name="P22"><text:s text:c="7"/>de fichier de chacun des fichiers indiqués, en suivant l'indication de mode, qui peut</text:p>
      <text:p text:style-name="P22"><text:s text:c="7"/>être une représentation symbolique des changements à effectuer, ou un nombre</text:p>
      <text:p text:style-name="P22"><text:s text:c="7"/>octal représentant le motif binaire des nouveaux bits de comportement.</text:p>
      <text:p text:style-name="P6"/>
      <text:p text:style-name="P6"/>
      <text:p text:style-name="P6"/>
      <text:p text:style-name="P3"><text:span text:style-name="T11">LABORATOIRE – Utilisateurs, groupes et droits – 2</text:span></text:p>
      <text:p text:style-name="P6"/>
      <text:p text:style-name="P20"><text:span text:style-name="T10">Les exercices des séquences 18 à 21 s’enchaînent.</text:span></text:p>
      <text:p text:style-name="P20"><text:span text:style-name="T10">Il faut donc les accomplir dans l’ordre prévu.</text:span></text:p>
      <text:p text:style-name="P6"/>
      <text:p text:style-name="P4"><text:span text:style-name="T12">Dans la distribution Debian GNU/Linux :</text:span></text:p>
      <text:p text:style-name="P6"/>
      <text:p text:style-name="P6"/>
      <text:p text:style-name="P6"/>
      <text:p text:style-name="P7">Connectez-vous dans un terminal sous le compte « root », c’est-à-dire le superutilisateur (Password du root)</text:p>
      <text:p text:style-name="P10"/>
      <text:p text:style-name="P10"/>
      <text:p text:style-name="P10"/>
      <text:p text:style-name="P7">Visualisez les mots de passe cryptés des nouveaux comptes utilisateurs et leur durée de vie</text:p>
      <text:p text:style-name="P6"/>
      <text:p text:style-name="P8">getent shadow</text:p>
      <text:p text:style-name="P6"/>
      <text:p text:style-name="P6">Structure du fichier /etc/shadow :</text:p>
      <text:p text:style-name="P6"/>
      <text:list xml:id="list6901204670338220307" text:style-name="WWNum1">
        <text:list-item>
          <text:p text:style-name="P9">Nom d'utilisateur. Case-sensitive. Exactement la même entrée que dans le fichier /etc/passwd.</text:p>
        </text:list-item>
        <text:list-item>
          <text:p text:style-name="P9">Mot de passe crypté. Une entrée "!" indique que le mot de passe n'a pas encore été configuré. Une entrée "*" indique que le compte a été désactivé.</text:p>
        </text:list-item>
        <text:list-item>
          <text:p text:style-name="P9">La date (nombre de jours depuis le 1er janvier 1970) du dernier changement de mot de passe.</text:p>
        </text:list-item>
        <text:list-item>
          <text:p text:style-name="P9">Le nombre de jours avant que le mot de passe ne puisse être changé (un 0 indique qu'il peut être changé à n'importe quel moment).</text:p>
        </text:list-item>
        <text:list-item>
          <text:p text:style-name="P9">Le nombre de jours après lesquels le mot de passe doit être changé (99999 indique que l'utilisateur peut garder son mot de passe inchangé pendant beaucoup de temps).</text:p>
        </text:list-item>
        <text:list-item>
          <text:p text:style-name="P9">Le nombre de jours pour avertir l'utilisateur qu'un mot de passe ne va plus être valable (7 pour une semaine entière).</text:p>
        </text:list-item>
        <text:list-item>
          <text:p text:style-name="P9">Le nombre de jours avant de désactiver le compte après expiration du mot de passe.</text:p>
        </text:list-item>
        <text:list-item>
          <text:p text:style-name="P9">La date (nombre de jours depuis le 1er janvier 1970) à laquelle le compte est désactivé.</text:p>
        </text:list-item>
        <text:list-item>
          <text:p text:style-name="P9"><text:soft-page-break/>Un champ réservé pour une utilisation future possible.</text:p>
        </text:list-item>
      </text:list>
      <text:p text:style-name="P6"/>
      <text:p text:style-name="P6"/>
      <text:p text:style-name="P6"/>
      <text:p text:style-name="P7">Affichez le manuel des commandes chfn et chsh</text:p>
      <text:p text:style-name="P6"/>
      <text:p text:style-name="P8"><text:span text:style-name="T13">man chfn</text:span></text:p>
      <text:p text:style-name="P16"/>
      <text:p text:style-name="P8"><text:span text:style-name="T13">man chsh</text:span></text:p>
      <text:p text:style-name="P15"/>
      <text:p text:style-name="P15"/>
      <text:p text:style-name="P15"/>
      <text:p text:style-name="P7">Pour le compte « UserX », changez de commentaire – nouveau commentaire = « UserX est un utilisateur X »</text:p>
      <text:p text:style-name="P6"/>
      <text:p text:style-name="P8">chfn -f 'UserX est un utilisateur X' UserX</text:p>
      <text:p text:style-name="P6"/>
      <text:p text:style-name="P6"/>
      <text:p text:style-name="P6"/>
      <text:p text:style-name="P7">Pour le compte « UserY », changez de commentaire – nouveau commentaire = « UserY est un utilisateur Y »</text:p>
      <text:p text:style-name="P6"/>
      <text:p text:style-name="P8">chfn -f 'UserY est un utilisateur Y' UserY</text:p>
      <text:p text:style-name="P6"/>
      <text:p text:style-name="P6"/>
      <text:p text:style-name="P6"/>
      <text:p text:style-name="P7">Pour le compte « UserZ », changez de commentaire – nouveau commentaire = « UserZ est un utilisateur Z »</text:p>
      <text:p text:style-name="P6"/>
      <text:p text:style-name="P8">chfn -f 'UserZ est un utilisateur Z' UserZ</text:p>
      <text:p text:style-name="P6"/>
      <text:p text:style-name="P6"/>
      <text:p text:style-name="P6"/>
      <text:p text:style-name="P7">Dans le même terminal, connectez-vous sous le compte « UserX », changez de mot de passe (New Password = UserX), affichez l’identification système du compte, affectez au compte un numéro de bureau, des numéros de téléphone professionnel et personnel, changez de shell (nouveau shell = /bin/bash), puis déconnectez-vous</text:p>
      <text:p text:style-name="P6"/>
      <text:p text:style-name="P8">su - UserX</text:p>
      <text:p text:style-name="P8"/>
      <text:p text:style-name="P8">passwd</text:p>
      <text:p text:style-name="P8">userx</text:p>
      <text:p text:style-name="P8"><text:span text:style-name="T7">UserX</text:span></text:p>
      <text:p text:style-name="P8"><text:span text:style-name="T7">UserX</text:span></text:p>
      <text:p text:style-name="P11"/>
      <text:p text:style-name="P8"><text:span text:style-name="T8">id</text:span></text:p>
      <text:p text:style-name="P14"/>
      <text:p text:style-name="P8"><text:span text:style-name="T8">chfn</text:span></text:p>
      <text:p text:style-name="P8"><text:span text:style-name="T13">UserX</text:span></text:p>
      <text:p text:style-name="P8"><text:span text:style-name="T13">. . .</text:span></text:p>
      <text:p text:style-name="P16"><text:soft-page-break/></text:p>
      <text:p text:style-name="P8"><text:span text:style-name="T13">chsh</text:span></text:p>
      <text:p text:style-name="P8"><text:span text:style-name="T13">/bin/bash</text:span></text:p>
      <text:p text:style-name="P16"/>
      <text:p text:style-name="P8">exit</text:p>
      <text:p text:style-name="P6"/>
      <text:p text:style-name="P6"/>
      <text:p text:style-name="P6"/>
      <text:p text:style-name="P7">Dans le même terminal, connectez-vous sous le compte « UserY », changez de mot de passe (New Password = UserY), affichez l’identification système du compte, affectez au compte un numéro de bureau, des numéros de téléphone professionnel et personnel, changez de shell (nouveau shell = /bin/bash), puis déconnectez-vous</text:p>
      <text:p text:style-name="P6"/>
      <text:p text:style-name="P8"><text:span text:style-name="T8">su - UserY</text:span></text:p>
      <text:p text:style-name="P14"/>
      <text:p text:style-name="P8"><text:span text:style-name="T8">passwd</text:span></text:p>
      <text:p text:style-name="P8"><text:span text:style-name="T8">usery</text:span></text:p>
      <text:p text:style-name="P8"><text:span text:style-name="T8">UserY</text:span></text:p>
      <text:p text:style-name="P8"><text:span text:style-name="T8">UserY</text:span></text:p>
      <text:p text:style-name="P14"/>
      <text:p text:style-name="P8"><text:span text:style-name="T8">id</text:span></text:p>
      <text:p text:style-name="P14"/>
      <text:p text:style-name="P8"><text:span text:style-name="T8">chfn</text:span></text:p>
      <text:p text:style-name="P8"><text:span text:style-name="T14">UserY</text:span></text:p>
      <text:p text:style-name="P8"><text:span text:style-name="T14">. . .</text:span></text:p>
      <text:p text:style-name="P18"/>
      <text:p text:style-name="P8"><text:span text:style-name="T14">chsh</text:span></text:p>
      <text:p text:style-name="P8"><text:span text:style-name="T14">/bin/bash</text:span></text:p>
      <text:p text:style-name="P18"/>
      <text:p text:style-name="P8">exit</text:p>
      <text:p text:style-name="P6"/>
      <text:p text:style-name="P6"/>
      <text:p text:style-name="P6"/>
      <text:p text:style-name="P7">Dans le même terminal, connectez-vous sous le compte « UserZ », changez de mot de passe (New Password = UserZ), affichez l’identification système du compte, affectez au compte un numéro de bureau, des numéros de téléphone professionnel et personnel, changez de shell (nouveau shell = /bin/bash), puis déconnectez-vous</text:p>
      <text:p text:style-name="P6"/>
      <text:p text:style-name="P8">su - UserZ</text:p>
      <text:p text:style-name="P8"/>
      <text:p text:style-name="P8">passwd</text:p>
      <text:p text:style-name="P8">userz</text:p>
      <text:p text:style-name="P8"><text:span text:style-name="T13">UserZ</text:span></text:p>
      <text:p text:style-name="P8"><text:span text:style-name="T13">UserZ</text:span></text:p>
      <text:p text:style-name="P16"/>
      <text:p text:style-name="P8"><text:span text:style-name="T13">id</text:span></text:p>
      <text:p text:style-name="P16"/>
      <text:p text:style-name="P8"><text:span text:style-name="T13">chfn</text:span></text:p>
      <text:p text:style-name="P8"><text:span text:style-name="T13">UserZ</text:span></text:p>
      <text:p text:style-name="P8"><text:span text:style-name="T13">. . .</text:span></text:p>
      <text:p text:style-name="P16"><text:soft-page-break/></text:p>
      <text:p text:style-name="P8"><text:span text:style-name="T13">chsh</text:span></text:p>
      <text:p text:style-name="P8"><text:span text:style-name="T13">/bin/bash</text:span></text:p>
      <text:p text:style-name="P16"/>
      <text:p text:style-name="P8">exit</text:p>
      <text:p text:style-name="P6"/>
      <text:p text:style-name="P6"/>
      <text:p text:style-name="P6"/>
      <text:p text:style-name="P7">Créez sous /home un répertoire nommé : « Dossier des utilisateurs »</text:p>
      <text:p text:style-name="P6"/>
      <text:p text:style-name="P8">mkdir /home/'Dossier des utilisateurs'</text:p>
      <text:p text:style-name="P6"/>
      <text:p text:style-name="P6"/>
      <text:p text:style-name="P6"/>
      <text:p text:style-name="P7">Affichez le manuel de la commande ls afin d’examiner les options utilisables</text:p>
      <text:p text:style-name="P6"/>
      <text:p text:style-name="P8">man ls</text:p>
      <text:p text:style-name="P6"/>
      <text:p text:style-name="P6"/>
      <text:p text:style-name="P6"/>
      <text:p text:style-name="P7">Visualisez le propriétaire et le groupe du répertoire : « Dossier des utilisateurs »</text:p>
      <text:p text:style-name="P6"/>
      <text:p text:style-name="P8">ls -ld /home/'Dossier des utilisateurs'</text:p>
      <text:p text:style-name="P6"/>
      <text:p text:style-name="P6"/>
      <text:p text:style-name="P6"/>
      <text:p text:style-name="P7">Visualisez le contenu de ce répertoire, avec affichage long</text:p>
      <text:p text:style-name="P6"/>
      <text:p text:style-name="P8">ls -l /home/'Dossier des utilisateurs'</text:p>
      <text:p text:style-name="P6"/>
      <text:p text:style-name="P6"/>
      <text:p text:style-name="P6"/>
      <text:p text:style-name="P7">Dans ce répertoire, créez avec echo le fichier nommé « Cahier_des_charges » contenant la chaîne de caractères « Options du cahier des charges » et le fichier nommé « Contrats » contenant la chaîne de caractères « Options des contrats »</text:p>
      <text:p text:style-name="P6"/>
      <text:p text:style-name="P8">echo "Options du cahier des charges" &gt; /home/'Dossier des utilisateurs'/Cahier_des_charges</text:p>
      <text:p text:style-name="P8"/>
      <text:p text:style-name="P8">echo "Options des contrats" &gt; /home/'Dossier des utilisateurs'/Contrats</text:p>
      <text:p text:style-name="P6"/>
      <text:p text:style-name="P6"/>
      <text:p text:style-name="P6"/>
      <text:p text:style-name="P7">Visualisez le propriétaire et le groupe de ces fichiers</text:p>
      <text:p text:style-name="P6"/>
      <text:p text:style-name="P8">ls -l /home/'Dossier des utilisateurs'/Cahier_des_charges</text:p>
      <text:p text:style-name="P8"/>
      <text:p text:style-name="P8">ls -l /home/'Dossier des utilisateurs'/Contrats</text:p>
      <text:p text:style-name="P6"/>
      <text:p text:style-name="P6"/>
      <text:p text:style-name="P6"/>
      <text:p text:style-name="P7"><text:soft-page-break/>Affichez le manuel des commandes chown, chgrp et chmod</text:p>
      <text:p text:style-name="P6"/>
      <text:p text:style-name="P8"><text:span text:style-name="T8">man chown</text:span></text:p>
      <text:p text:style-name="P14"/>
      <text:p text:style-name="P8"><text:span text:style-name="T8">man chgrp</text:span></text:p>
      <text:p text:style-name="P14"/>
      <text:p text:style-name="P8"><text:span text:style-name="T14">man chmod</text:span></text:p>
      <text:p text:style-name="P17"/>
      <text:p text:style-name="P17"/>
      <text:p text:style-name="P17"/>
      <text:p text:style-name="P6">Utilisateurs :</text:p>
      <text:p text:style-name="P6"/>
      <text:p text:style-name="P6"><text:span text:style-name="T7">u<text:tab/>user<text:tab/>(PROPRIETAIRE)</text:span></text:p>
      <text:p text:style-name="P6"><text:span text:style-name="T7">g<text:tab/>group<text:tab/>(GROUPE)</text:span></text:p>
      <text:p text:style-name="P6"><text:span text:style-name="T8">o<text:tab/>other<text:tab/>(AUTRES)</text:span></text:p>
      <text:p text:style-name="P13"/>
      <text:p text:style-name="P6"><text:span text:style-name="T8">a<text:tab/>all<text:tab/>(TOUS)</text:span></text:p>
      <text:p text:style-name="P13"/>
      <text:p text:style-name="P13"/>
      <text:p text:style-name="P13"/>
      <text:p text:style-name="P6">Droits :</text:p>
      <text:p text:style-name="P6"/>
      <text:p text:style-name="P6">=<text:tab/><text:span text:style-name="T5">affectation</text:span> de droit(s)</text:p>
      <text:p text:style-name="P6">+<text:tab/><text:span text:style-name="T5">ajouter</text:span> un droit</text:p>
      <text:p text:style-name="P6">-<text:tab/><text:span text:style-name="T5">retirer</text:span> un droit</text:p>
      <text:p text:style-name="P6"/>
      <text:p text:style-name="P6">r<text:tab/>read</text:p>
      <text:p text:style-name="P6">w<text:tab/>write<text:tab/><text:tab/>(création et suppression d’entrées, dans le cas d’un répertoire)</text:p>
      <text:p text:style-name="P6">x<text:tab/>execute<text:tab/>(accès aux fichiers, dans le cas d’un répertoire)</text:p>
      <text:p text:style-name="P6"/>
      <text:p text:style-name="P25">s<text:tab/>SUID (Set-UID : appliqué à un <text:span text:style-name="T5">fichier binaire exécutable</text:span> : <text:span text:style-name="T5">tout utilisateur ayant le droit de l’exécuter reçoit alors les mêmes droits que le propriétaire de ce fichier en ce qui concerne les accès réalisés lors de cette exécution</text:span>)</text:p>
      <text:p text:style-name="P6"/>
      <text:p text:style-name="P25">s<text:tab/>SGID (Set-GID : appliqué à un <text:span text:style-name="T5">fichier binaire exécutable</text:span> : <text:span text:style-name="T5">tout utilisateur ayant le droit de l’exécuter reçoit alors les mêmes droits que le groupe de ce fichier en ce qui concerne les accès réalisés lors de cette exécution</text:span>)</text:p>
      <text:p text:style-name="P6"/>
      <text:p text:style-name="P25">s<text:tab/>SGID (Set-GID : appliqué à un <text:span text:style-name="T5">répertoire</text:span> : <text:span text:style-name="T5">tout fichier créé dans ce répertoire reçoit alors comme groupe le groupe de ce répertoire</text:span>)</text:p>
      <text:p text:style-name="P6"/>
      <text:p text:style-name="P25">t<text:tab/>sticky bit (appliqué à un <text:span text:style-name="T5">répertoire</text:span> accessible en écriture à plusieurs utilisateurs : à part le propriétaire du répertoire, <text:span text:style-name="T5">il faut alors être propriétaire d’un fichier qui y réside pour avoir le droit de le détruire</text:span>)</text:p>
      <text:p text:style-name="P6"/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column table:style-name="Table3.A"/>
        <table:table-column table:style-name="Table3.F"/>
        <table:table-column table:style-name="Table3.A"/>
        <table:table-column table:style-name="Table3.D"/>
        <table:table-row table:style-name="Table3.1">
          <table:table-cell table:style-name="Table3.A1" table:number-columns-spanned="2" office:value-type="string">
            <text:p text:style-name="P1"><text:span text:style-name="T2">Endossement ou sticky bit</text:span></text:p>
          </table:table-cell>
          <table:covered-table-cell/>
          <table:table-cell table:style-name="Table3.C1" table:number-columns-spanned="2" office:value-type="string">
            <text:p text:style-name="P1"><text:span text:style-name="T8">user</text:span></text:p>
          </table:table-cell>
          <table:covered-table-cell/>
          <table:table-cell table:style-name="Table3.E1" table:number-columns-spanned="2" office:value-type="string">
            <text:p text:style-name="P1"><text:span text:style-name="T8">group</text:span></text:p>
          </table:table-cell>
          <table:covered-table-cell/>
          <table:table-cell table:style-name="Table3.G1" table:number-columns-spanned="2" office:value-type="string">
            <text:p text:style-name="P1"><text:span text:style-name="T8">other</text:span>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12"><text:span text:style-name="T8">4000</text:span></text:p>
          </table:table-cell>
          <table:table-cell table:style-name="Table3.B2" office:value-type="string">
            <text:p text:style-name="P6"><text:span text:style-name="T8">SUID</text:span></text:p>
          </table:table-cell>
          <table:table-cell table:style-name="Table3.C2" office:value-type="string">
            <text:p text:style-name="P12"><text:span text:style-name="T8">400</text:span></text:p>
          </table:table-cell>
          <table:table-cell table:style-name="Table3.D2" office:value-type="string">
            <text:p text:style-name="P6"><text:span text:style-name="T8">r</text:span></text:p>
          </table:table-cell>
          <table:table-cell table:style-name="Table3.E2" office:value-type="string">
            <text:p text:style-name="P12"><text:span text:style-name="T8">40</text:span></text:p>
          </table:table-cell>
          <table:table-cell table:style-name="Table3.F2" office:value-type="string">
            <text:p text:style-name="P6"><text:span text:style-name="T8">r</text:span></text:p>
          </table:table-cell>
          <table:table-cell table:style-name="Table3.G2" office:value-type="string">
            <text:p text:style-name="P12"><text:span text:style-name="T8">4</text:span></text:p>
          </table:table-cell>
          <table:table-cell table:style-name="Table3.H2" office:value-type="string">
            <text:p text:style-name="P6"><text:span text:style-name="T8">r</text:span></text:p>
          </table:table-cell>
        </table:table-row>
        <table:table-row table:style-name="Table3.1">
          <table:table-cell table:style-name="Table3.A3" office:value-type="string">
            <text:p text:style-name="P12"><text:span text:style-name="T9">2000</text:span></text:p>
          </table:table-cell>
          <table:table-cell table:style-name="Table3.B3" office:value-type="string">
            <text:p text:style-name="P6"><text:span text:style-name="T9">SGID</text:span></text:p>
          </table:table-cell>
          <table:table-cell table:style-name="Table3.C3" office:value-type="string">
            <text:p text:style-name="P12"><text:span text:style-name="T9">200</text:span></text:p>
          </table:table-cell>
          <table:table-cell table:style-name="Table3.D3" office:value-type="string">
            <text:p text:style-name="P6"><text:span text:style-name="T9">w</text:span></text:p>
          </table:table-cell>
          <table:table-cell table:style-name="Table3.E3" office:value-type="string">
            <text:p text:style-name="P12"><text:span text:style-name="T9">20</text:span></text:p>
          </table:table-cell>
          <table:table-cell table:style-name="Table3.F3" office:value-type="string">
            <text:p text:style-name="P6"><text:span text:style-name="T9">w</text:span></text:p>
          </table:table-cell>
          <table:table-cell table:style-name="Table3.G3" office:value-type="string">
            <text:p text:style-name="P12"><text:span text:style-name="T8">2</text:span></text:p>
          </table:table-cell>
          <table:table-cell table:style-name="Table3.H3" office:value-type="string">
            <text:p text:style-name="P6"><text:span text:style-name="T8">w</text:span></text:p>
          </table:table-cell>
        </table:table-row>
        <table:table-row table:style-name="Table3.1">
          <table:table-cell table:style-name="Table3.A4" office:value-type="string">
            <text:p text:style-name="P12"><text:span text:style-name="T8">1000</text:span></text:p>
          </table:table-cell>
          <table:table-cell table:style-name="Table3.B4" office:value-type="string">
            <text:p text:style-name="P6"><text:span text:style-name="T8">sticky bit</text:span></text:p>
          </table:table-cell>
          <table:table-cell table:style-name="Table3.C4" office:value-type="string">
            <text:p text:style-name="P12"><text:span text:style-name="T8">100</text:span></text:p>
          </table:table-cell>
          <table:table-cell table:style-name="Table3.D4" office:value-type="string">
            <text:p text:style-name="P6"><text:span text:style-name="T8">x <text:s text:c="2"/>(1)</text:span></text:p>
          </table:table-cell>
          <table:table-cell table:style-name="Table3.E4" office:value-type="string">
            <text:p text:style-name="P12"><text:span text:style-name="T8">10</text:span></text:p>
          </table:table-cell>
          <table:table-cell table:style-name="Table3.F4" office:value-type="string">
            <text:p text:style-name="P6"><text:span text:style-name="T8">x <text:s text:c="2"/>(2)</text:span></text:p>
          </table:table-cell>
          <table:table-cell table:style-name="Table3.G4" office:value-type="string">
            <text:p text:style-name="P12"><text:span text:style-name="T8">1</text:span></text:p>
          </table:table-cell>
          <table:table-cell table:style-name="Table3.H4" office:value-type="string">
            <text:p text:style-name="P6"><text:span text:style-name="T8">x <text:s text:c="2"/>(3)</text:span></text:p>
          </table:table-cell>
        </table:table-row>
      </table:table>
      <text:p text:style-name="P13"><text:soft-page-break/></text:p>
      <table:table table:name="Table4" table:style-name="Table4">
        <table:table-column table:style-name="Table4.A"/>
        <table:table-column table:style-name="Table4.B" table:number-columns-repeated="2"/>
        <table:table-column table:style-name="Table4.A"/>
        <table:table-row table:style-name="Table4.1">
          <table:table-cell table:style-name="Table4.A1" office:value-type="string">
            <text:p text:style-name="P13"/>
          </table:table-cell>
          <table:table-cell table:style-name="Table4.B1" office:value-type="string">
            <text:p text:style-name="P6"><text:span text:style-name="T8">(1)<text:tab/>s=SUID+x</text:span></text:p>
            <text:p text:style-name="P6"><text:span text:style-name="T8"><text:tab/>S=SUID</text:span></text:p>
          </table:table-cell>
          <table:table-cell table:style-name="Table4.B1" office:value-type="string">
            <text:p text:style-name="P6"><text:span text:style-name="T9">(2)<text:tab/>s=SGID+x</text:span></text:p>
            <text:p text:style-name="P6"><text:span text:style-name="T9"><text:tab/>S=SGID</text:span></text:p>
          </table:table-cell>
          <table:table-cell table:style-name="Table4.B1" office:value-type="string">
            <text:p text:style-name="P6"><text:span text:style-name="T8">(3)<text:tab/>t=sticky bit+x</text:span></text:p>
            <text:p text:style-name="P6"><text:span text:style-name="T8"><text:tab/>T=sticky bit</text:span></text:p>
          </table:table-cell>
        </table:table-row>
      </table:table>
      <text:p text:style-name="P13"/>
      <text:p text:style-name="P13"/>
      <text:p text:style-name="P13"/>
      <text:p text:style-name="P7">Examinez les droits sur les fichiers /etc/shadow et /usr/bin/passwd afin de comprendre pourquoi n’importe quel utilisateur a le droit de changer de mot de passe avec passwd</text:p>
      <text:p text:style-name="P6"/>
      <text:p text:style-name="P8">ls -l /etc/shadow</text:p>
      <text:p text:style-name="P8"/>
      <text:p text:style-name="P8"><text:span text:style-name="T13">ls -l /usr/bin/passwd</text:span></text:p>
      <text:p text:style-name="P15"/>
      <text:p text:style-name="P15"/>
      <text:p text:style-name="P15"/>
      <text:p text:style-name="P7">Déconnectez-vous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fr" fo:country="BE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fr" fo:country="BE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fr" fo:country="FR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ret Jacques</meta:initial-creator>
    <dc:creator>Piret Jacques</dc:creator>
    <meta:editing-cycles>1</meta:editing-cycles>
    <meta:creation-date>2016-02-15T15:46:00</meta:creation-date>
    <dc:date>2016-02-15T15:47:00</dc:date>
    <meta:editing-duration>PT1M</meta:editing-duration>
    <meta:generator>LibreOffice/5.1.6.2.0$Linux_X86_64 LibreOffice_project/10$Build-2</meta:generator>
    <meta:document-statistic meta:table-count="4" meta:image-count="0" meta:object-count="0" meta:page-count="9" meta:paragraph-count="257" meta:word-count="1668" meta:character-count="10438" meta:non-whitespace-character-count="8736"/>
    <meta:user-defined meta:name="AppVersion">14.0000</meta:user-defined>
    <meta:user-defined meta:name="Company">GIA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